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189d82" style:font-size-asian="16pt" style:font-size-complex="16pt"/>
    </style:style>
    <style:style style:name="P3" style:family="paragraph" style:parent-style-name="Standard">
      <style:text-properties style:font-name="Abyssinica SIL" fo:font-size="16pt" officeooo:rsid="0016a49d" officeooo:paragraph-rsid="0016a49d" style:font-size-asian="14pt" style:font-size-complex="16pt"/>
    </style:style>
    <style:style style:name="P4" style:family="paragraph" style:parent-style-name="Standard">
      <style:text-properties style:font-name="Abyssinica SIL" fo:font-size="16pt" officeooo:rsid="0016a49d" officeooo:paragraph-rsid="0016a49d" style:font-size-asian="16pt" style:font-size-complex="16pt"/>
    </style:style>
    <style:style style:name="P5" style:family="paragraph" style:parent-style-name="Standard">
      <style:text-properties fo:font-size="17pt" officeooo:paragraph-rsid="00189d82" style:font-size-asian="17pt" style:font-size-complex="17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Abyssinica SIL" fo:font-size="16pt" officeooo:rsid="00189d82" style:font-size-asian="16pt" style:font-size-complex="16pt"/>
    </style:style>
    <style:style style:name="T3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" style:family="text">
      <style:text-properties fo:font-size="17pt" style:font-size-asian="17pt" style:font-size-complex="1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 <text:s text:c="3"/><text:span text:style-name="T3">Assignment no : 1</text:span></text:p>
      <text:p text:style-name="P3"/>
      <text:p text:style-name="P4">Date : 01/08/2024<text:tab/><text:tab/><text:tab/><text:tab/><text:tab/>Name : Atharva B. Iparkar</text:p>
      <text:p text:style-name="P4"><text:tab/><text:tab/><text:tab/><text:tab/><text:tab/><text:tab/><text:tab/><text:tab/>Roll no : S211045</text:p>
      <text:p text:style-name="P4"><text:tab/><text:tab/><text:tab/><text:tab/><text:tab/><text:tab/><text:tab/><text:tab/>Class : S.E.</text:p>
      <text:p text:style-name="P4"><text:tab/><text:tab/><text:tab/><text:tab/><text:tab/><text:tab/><text:tab/><text:tab/>Div : A</text:p>
      <text:p text:style-name="P4"><text:tab/><text:tab/><text:tab/><text:tab/><text:tab/><text:tab/><text:tab/><text:tab/>Batch : A-2</text:p>
      <text:p text:style-name="P4"/>
      <text:p text:style-name="P4"><text:span text:style-name="T4">Problem Statement</text:span> : Swapping of two nos. without using third <text:tab/><text:tab/><text:tab/><text:tab/> <text:s/>variable in CPP </text:p>
      <text:p text:style-name="P4"/>
      <text:p text:style-name="P4"><text:span text:style-name="T4">Code</text:span> : </text:p>
      <text:p text:style-name="P4">#include &lt;iostream&gt;</text:p>
      <text:p text:style-name="P4">using namespace std;</text:p>
      <text:p text:style-name="P4">int main() {</text:p>
      <text:p text:style-name="P4">int a,b;</text:p>
      <text:p text:style-name="P4">cout&lt;&lt;"Enter a : ";</text:p>
      <text:p text:style-name="P4">cin&gt;&gt;a;</text:p>
      <text:p text:style-name="P4">cout&lt;&lt;"Enter b : ";</text:p>
      <text:p text:style-name="P4">cin&gt;&gt;b;</text:p>
      <text:p text:style-name="P4">a = a + b;</text:p>
      <text:p text:style-name="P4">b = a - b;</text:p>
      <text:p text:style-name="P4">a = a - b;</text:p>
      <text:p text:style-name="P4">cout&lt;&lt;"a is : "&lt;&lt;a&lt;&lt;endl;</text:p>
      <text:p text:style-name="P4">cout&lt;&lt;"b is : "&lt;&lt;b;</text:p>
      <text:p text:style-name="P4">}</text:p>
      <text:p text:style-name="P4"/>
      <text:p text:style-name="P5">Output : </text:p>
      <text:p text:style-name="P2">d_comp_pl_ii_11@d-comp-pl-ii-11:~$ g++ Main.cpp -o m</text:p>
      <text:p text:style-name="P1">d_comp_pl_ii_11@d-comp-pl-ii-11:~$ ./m</text:p>
      <text:p text:style-name="P1">Enter a : 20</text:p>
      <text:p text:style-name="P1">Enter b : 30</text:p>
      <text:p text:style-name="P1">a is : 30</text:p>
      <text:p text:style-name="P1">b is : 20d_comp_pl_ii_11@d-comp-pl-ii-11:~$ ^C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1T15:12:20.898486242</meta:creation-date>
    <dc:date>2024-08-01T15:32:42.939510874</dc:date>
    <meta:editing-duration>PT9M32S</meta:editing-duration>
    <meta:editing-cycles>1</meta:editing-cycles>
    <meta:document-statistic meta:table-count="0" meta:image-count="0" meta:object-count="0" meta:page-count="2" meta:paragraph-count="29" meta:word-count="110" meta:character-count="604" meta:non-whitespace-character-count="471"/>
    <meta:generator>LibreOffice/6.4.7.2$Linux_X86_64 LibreOffice_project/40$Build-2</meta:generator>
  </office:meta>
</office:document-meta>
</file>